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8000000C833978F1A.png" manifest:media-type="image/png"/>
  <manifest:file-entry manifest:full-path="Pictures/10000201000001E1000000C80D5233F1.png" manifest:media-type="image/png"/>
  <manifest:file-entry manifest:full-path="Pictures/10000000000009050000004CE51D2A2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anklin Gothic Book1" svg:font-family="'Franklin Gothic Book'" style:font-family-generic="swiss"/>
    <style:font-face style:name="FreeSans2" svg:font-family="FreeSans" style:font-family-generic="swiss"/>
    <style:font-face style:name="Cambria" svg:font-family="Cambria" style:font-pitch="variable"/>
    <style:font-face style:name="Droid Sans Fallback1" svg:font-family="'Droid Sans Fallback'" style:font-pitch="variable"/>
    <style:font-face style:name="Franklin Gothic Book" svg:font-family="'Franklin Gothic Book'" style:font-pitch="variable"/>
    <style:font-face style:name="Franklin Gothic Medium" svg:font-family="'Franklin Gothic Medium'" style:font-pitch="variable"/>
    <style:font-face style:name="FreeSans1" svg:font-family="FreeSans" style:font-pitch="variable"/>
    <style:font-face style:name="Liberation Serif1" svg:font-family="'Liberation Serif'" style:font-pitch="variable"/>
    <style:font-face style:name="RotisSansSerifRegular" svg:font-family="RotisSansSerifRegular, 'Engel Light lt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de" fo:country="DE" style:language-asian="de" style:country-asian="DE"/>
    </style:style>
    <style:style style:name="P2" style:family="paragraph" style:parent-style-name="HSRT_5f_Fließtext">
      <style:text-properties fo:language="de" fo:country="DE" style:language-asian="de" style:country-asian="DE"/>
    </style:style>
    <style:style style:name="P3" style:family="paragraph" style:parent-style-name="HSRT_5f_Fließtext">
      <style:text-properties officeooo:paragraph-rsid="0017657f"/>
    </style:style>
    <style:style style:name="P4" style:family="paragraph" style:parent-style-name="HSRT_5f_Fließtext">
      <style:text-properties officeooo:rsid="0018e0e1" officeooo:paragraph-rsid="0018e0e1"/>
    </style:style>
    <style:style style:name="P5" style:family="paragraph" style:parent-style-name="HSRT_5f_Fließtext">
      <style:text-properties officeooo:paragraph-rsid="0018e0e1"/>
    </style:style>
    <style:style style:name="P6" style:family="paragraph" style:parent-style-name="HSRT_5f_Fließtext">
      <style:text-properties fo:font-weight="bold" officeooo:paragraph-rsid="0017657f" style:language-asian="de" style:country-asian="DE" style:font-weight-asian="bold" style:font-weight-complex="bold"/>
    </style:style>
    <style:style style:name="P7" style:family="paragraph" style:parent-style-name="HSRT_5f_Fließtext">
      <style:text-properties fo:font-weight="bold" officeooo:rsid="00196645" officeooo:paragraph-rsid="00196645" style:language-asian="de" style:country-asian="DE" style:font-weight-asian="bold" style:font-weight-complex="bold"/>
    </style:style>
    <style:style style:name="P8" style:family="paragraph" style:parent-style-name="HSRT_5f_Fließtext">
      <style:text-properties officeooo:paragraph-rsid="0017657f" style:language-asian="de" style:country-asian="DE"/>
    </style:style>
    <style:style style:name="P9" style:family="paragraph" style:parent-style-name="Text_20_body" style:master-page-name="Standard">
      <style:paragraph-properties style:page-number="auto"/>
      <style:text-properties officeooo:paragraph-rsid="0017657f"/>
    </style:style>
    <style:style style:name="P10" style:family="paragraph" style:parent-style-name="Text_20_body">
      <style:text-properties fo:font-size="10pt" officeooo:paragraph-rsid="0017657f" style:font-size-asian="10pt" style:language-asian="de" style:country-asian="DE" style:font-size-complex="10pt"/>
    </style:style>
    <style:style style:name="P11" style:family="paragraph">
      <style:paragraph-properties fo:line-height="0.0945in"/>
    </style:style>
    <style:style style:name="P12" style:family="paragraph">
      <style:paragraph-properties fo:line-height="0.0945in" style:writing-mode="lr-tb"/>
    </style:style>
    <style:style style:name="P13"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officeooo:rsid="0018e0e1" style:font-size-asian="12pt" style:font-size-complex="12pt"/>
    </style:style>
    <style:style style:name="T3" style:family="text">
      <style:text-properties fo:font-size="12pt" style:font-size-asian="12pt" style:language-asian="de" style:country-asian="DE" style:font-size-complex="12pt"/>
    </style:style>
    <style:style style:name="T4" style:family="text">
      <style:text-properties fo:font-size="12pt" officeooo:rsid="0018e0e1" style:font-size-asian="12pt" style:language-asian="de" style:country-asian="DE" style:font-size-complex="12pt"/>
    </style:style>
    <style:style style:name="T5" style:family="text">
      <style:text-properties style:language-asian="de" style:country-asian="DE"/>
    </style:style>
    <style:style style:name="T6" style:family="text">
      <style:text-properties officeooo:rsid="0017657f" style:language-asian="de" style:country-asian="DE"/>
    </style:style>
    <style:style style:name="T7" style:family="text">
      <style:text-properties officeooo:rsid="0018e0e1" style:language-asian="de" style:country-asian="DE"/>
    </style:style>
    <style:style style:name="T8" style:family="text">
      <style:text-properties style:font-name="Franklin Gothic Book1" fo:font-size="18pt" style:font-size-asian="18pt" style:language-asian="de" style:country-asian="DE" style:font-size-complex="18pt"/>
    </style:style>
    <style:style style:name="T9" style:family="text">
      <style:text-properties style:font-name="Franklin Gothic Book1" fo:font-size="18pt" officeooo:rsid="0017657f" style:font-size-asian="18pt" style:language-asian="de" style:country-asian="DE" style:font-size-complex="18pt"/>
    </style:style>
    <style:style style:name="T10" style:family="text">
      <style:text-properties style:font-name="Franklin Gothic Book1" fo:font-size="18pt" officeooo:rsid="0018e0e1" style:font-size-asian="18pt" style:language-asian="de" style:country-asian="DE" style:font-size-complex="18pt"/>
    </style:style>
    <style:style style:name="T11" style:family="text">
      <style:text-properties style:font-name="Franklin Gothic Book1" style:language-asian="de" style:country-asian="DE"/>
    </style:style>
    <style:style style:name="T12" style:family="text">
      <style:text-properties fo:font-variant="normal" fo:text-transform="none" fo:color="#252525" style:font-name="sans-serif" fo:font-size="12pt" fo:letter-spacing="normal" fo:font-style="normal" fo:font-weight="normal" style:font-size-asian="12pt" style:font-size-complex="12pt"/>
    </style:style>
    <style:style style:name="T13" style:family="text">
      <style:text-properties fo:font-variant="normal" fo:text-transform="none" fo:color="#252525" style:font-name="sans-serif" fo:font-size="12pt" fo:letter-spacing="normal" fo:font-style="normal" fo:font-weight="normal" officeooo:rsid="0018e0e1" style:font-size-asian="12pt" style:language-asian="de" style:country-asian="DE" style:font-size-complex="12pt"/>
    </style:style>
    <style:style style:name="T14" style:family="text">
      <style:text-properties fo:color="#000000" style:font-name="Franklin Gothic Book" fo:font-size="8.5pt" fo:language="de" fo:country="DE" style:font-name-asian="Cambria" style:font-size-asian="8.5pt" style:font-name-complex="Franklin Gothic Book" style:font-size-complex="12pt"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2" style:family="graphic" style:parent-style-name="Frame">
      <style:graphic-properties fo:margin-left="0.1256in" fo:margin-right="0.1256in" style:run-through="background"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0">Systemische Betrachtung der <text:s/></text:span><text:span text:style-name="T9">Entscheidungsfindung eines multimodalen Systems zur </text:span><text:span text:style-name="T8">Müdigkeitserkennung mit Körpersensoren</text:span><text:span text:style-name="T11"> </text:span></text:p>
      <text:p text:style-name="P10">Softwaresystemtechnik, WS 2015<text:line-break/>Paul Pasler, Reutlingen, 03. November 2015 </text:p>
      <text:p text:style-name="P3"/>
      <text:p text:style-name="P6">Themengebiet: </text:p>
      <text:p text:style-name="P3"><text:span text:style-name="T3">Müdigkeitserkennung mit Körpersensoren, </text:span><text:span text:style-name="T5">Körperüberwachung, Signalverarbeitung, Machine-Learning </text:span></text:p>
      <text:p text:style-name="P3"/>
      <text:p text:style-name="P6">Beschreibung: </text:p>
      <text:p text:style-name="P8">Übermüdung ist für jeden 5. Unfall im Straßenverkehr verantwortlich [1]. In den betrachteten Arbeiten wurden Systeme zur Erkennung von drohender Müdigkeit mit Körpersensoren entwickelt [2] - [4]. EEG- bzw. EKG-Sensoren liefern die Daten, die dann vorverarbeitet und von einem Algorithmus klassifiziert werden. Rogado et al. setzen hierbei auf eine Verbindung der beiden Sensoren, wobei Vicente et al. und Khushaba et al. jeweils nur einen der beiden Sensoren nutzen. </text:p>
      <text:p text:style-name="P3"/>
      <text:p text:style-name="P3"><text:span text:style-name="T5">In meiner Semesterarbeit möchte ich die Entwicklung von diesen </text:span><text:span text:style-name="T6">Anwendungen</text:span><text:span text:style-name="T5"> betrachten </text:span><text:span text:style-name="T6">(Konzept, Implementierung, Test)</text:span><text:span text:style-name="T5"> und versuchen die Schnittstellen, sowie das Vorgehen systemisch zu analysieren. Weiterhin soll der Versuchsaufbau, sowie die Durchführung der Fahrtests beleuchtet werden. Die Betrachtung der Systeme „Mensch“ und „Computer“ ist ebenfalls Teil der Arbeit.</text:span></text:p>
      <text:p text:style-name="P3"/>
      <text:p text:style-name="P3"><text:span text:style-name="T6">Zentrale Fragestellung ist die Betrachtung der Entscheidungsfindung bei </text:span><text:span text:style-name="T5">multimodale</text:span><text:span text:style-name="T6">n</text:span><text:span text:style-name="T5"> (EEG und EKG) </text:span><text:span text:style-name="T6">Systemen zur Müdigkeitserkennung. Dies soll dem Vorgehen bei</text:span><text:span text:style-name="T5"> unimodale (entweder EEG oder EKG) System</text:span><text:span text:style-name="T6">en gegenübergestellt werden</text:span><text:span text:style-name="T5">. </text:span></text:p>
      <text:p text:style-name="P3"/>
      <text:p text:style-name="P7">Gliederung</text:p>
      <text:p text:style-name="P6"><text:soft-page-break/>Literatur: </text:p>
      <text:p text:style-name="P8">[1] Claudia Evers. „Unterschätzte Risikofaktoren Übermüdung und Ablenkung als Ursachen für schwere KW-Unfälle.“ </text:p>
      <text:p text:style-name="P8"/>
      <text:p text:style-name="P8">[2] E. Rogado, J.L. Garcia, Rafael Barea, Luis M. Bergasa, and Elena Lopez. Driver fatigue detection system. In Robotics and Biomimetics, 2008. ROBIO 2008. IEEE International Conference on, pages 1105–1110, Feb 2009. </text:p>
      <text:p text:style-name="P8"/>
      <text:p text:style-name="P8">[3] Jose Vicente, Pablo Laguna, Ariadna Bartra, and Raquel Bailon. Detection of driver’s drowsiness by means of hrv analysis. In Computing in Cardiology, 2011, pages 89–92, Sept 2011. </text:p>
      <text:p text:style-name="P8"/>
      <text:p text:style-name="P8">[4] Rami N. Khushaba, Sarath Kodagoda, Sara Lal, and Gamini Dissanayake. Driver drowsiness classification using fuzzy wavelet-packet-based featureextraction algorithm. Biomedical Engineering, IEEE Transactions on, 58(1):121– 131, Jan 2011.</text:p>
      <text:p text:style-name="P3"/>
      <text:p text:style-name="P5"><text:span text:style-name="T7">[5] </text:span>Rainer Züst. Systems Engineering - kurz und bündig. Orwell Fossil 1999, ISBN 978-3857439995</text:p>
      <text:p text:style-name="P4"/>
      <text:p text:style-name="P5"><text:span text:style-name="T7">[6] </text:span><text:span text:style-name="T1">S</text:span><text:span text:style-name="T2">ystems</text:span><text:span text:style-name="T1"> E</text:span><text:span text:style-name="T2">ngineering</text:span><text:span text:style-name="T1"> F</text:span><text:span text:style-name="T2">undamentals.</text:span><text:span text:style-name="T4"> </text:span><text:span text:style-name="T12">Defense Acquisition University Press. 2001</text:span><text:span text:style-name="T13">. http://ocw.mit.edu/courses/aeronautics-and-astronautics/16-885j-aircraft-systems-engineering-fall-2005/readings/sefguide_01_01.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anklin Gothic Book1" svg:font-family="'Franklin Gothic Book'" style:font-family-generic="swiss"/>
    <style:font-face style:name="FreeSans2" svg:font-family="FreeSans" style:font-family-generic="swiss"/>
    <style:font-face style:name="Cambria" svg:font-family="Cambria" style:font-pitch="variable"/>
    <style:font-face style:name="Droid Sans Fallback1" svg:font-family="'Droid Sans Fallback'" style:font-pitch="variable"/>
    <style:font-face style:name="Franklin Gothic Book" svg:font-family="'Franklin Gothic Book'" style:font-pitch="variable"/>
    <style:font-face style:name="Franklin Gothic Medium" svg:font-family="'Franklin Gothic Medium'" style:font-pitch="variable"/>
    <style:font-face style:name="FreeSans1" svg:font-family="FreeSans" style:font-pitch="variable"/>
    <style:font-face style:name="Liberation Serif1" svg:font-family="'Liberation Serif'" style:font-pitch="variable"/>
    <style:font-face style:name="RotisSansSerifRegular" svg:font-family="RotisSansSerifRegular, 'Engel Light lt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orphans="2" fo:widows="2" style:writing-mode="lr-tb"/>
      <style:text-properties style:use-window-font-color="true" style:font-name="Cambria" fo:font-family="Cambria" style:font-pitch="variable" fo:font-size="12pt" fo:language="de" fo:country="DE"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fo:margin-top="0in" fo:margin-bottom="0in" style:contextual-spacing="false"/>
    </style:style>
    <style:style style:name="Footer" style:family="paragraph" style:parent-style-name="Standard" style:class="extra">
      <style:paragraph-properties fo:margin-top="0in" fo:margin-bottom="0in" style:contextual-spacing="false"/>
    </style:style>
    <style:style style:name="HSRT_5f_Fließtext" style:display-name="HSRT_Fließtext" style:family="paragraph">
      <style:paragraph-properties fo:line-height="0.222in" fo:orphans="2" fo:widows="2"/>
      <style:text-properties style:use-window-font-color="true" style:font-name="Franklin Gothic Book" fo:font-family="'Franklin Gothic Book'" style:font-pitch="variable" fo:font-size="12pt" fo:language="de" fo:country="DE" style:font-name-asian="Cambria" style:font-family-asian="Cambria" style:font-pitch-asian="variable" style:font-size-asian="12pt" style:font-name-complex="Franklin Gothic Book" style:font-family-complex="'Franklin Gothic Book'" style:font-pitch-complex="variable" style:font-size-complex="12pt" style:language-complex="ar" style:country-complex="SA"/>
    </style:style>
    <style:style style:name="HSRT_5f_Randspalte" style:display-name="HSRT_Randspalte" style:family="paragraph">
      <style:paragraph-properties fo:line-height="0.1665in" fo:orphans="2" fo:widows="2"/>
      <style:text-properties style:use-window-font-color="true" style:font-name="Franklin Gothic Book" fo:font-family="'Franklin Gothic Book'" style:font-pitch="variable" fo:font-size="7pt" fo:language="de" fo:country="DE" style:font-name-asian="Cambria" style:font-family-asian="Cambria" style:font-pitch-asian="variable" style:font-size-asian="7pt" style:font-name-complex="Franklin Gothic Book" style:font-family-complex="'Franklin Gothic Book'" style:font-pitch-complex="variable" style:font-size-complex="12pt" style:language-complex="ar" style:country-complex="SA"/>
    </style:style>
    <style:style style:name="HSRT_5f_Betreff" style:display-name="HSRT_Betreff" style:family="paragraph" style:parent-style-name="HSRT_5f_Fließtext">
      <style:text-properties style:font-name="Franklin Gothic Medium" fo:font-family="'Franklin Gothic Medium'" style:font-pitch="variable" style:font-name-complex="Franklin Gothic Medium" style:font-family-complex="'Franklin Gothic Medium'" style:font-pitch-complex="variable"/>
    </style:style>
    <style:style style:name="_33__5f_Fliesstext_5f_10pt_5f_reg" style:display-name="3_Fliesstext_10pt_reg" style:family="paragraph" style:parent-style-name="Standard">
      <style:paragraph-properties fo:margin-top="0.1181in" fo:margin-bottom="0in" style:contextual-spacing="false" style:line-height-at-least="0.1874in" fo:orphans="0" fo:widows="0" style:text-autospace="none" style:vertical-align="middle"/>
      <style:text-properties fo:color="#000000" style:font-name="RotisSansSerifRegular" fo:font-family="RotisSansSerifRegular, 'Engel Light ltd'" style:font-pitch="variable" fo:font-size="10pt" fo:letter-spacing="0.0008in" style:font-size-asian="10pt" style:font-name-complex="RotisSansSerifRegular" style:font-family-complex="RotisSansSerifRegular, 'Engel Light ltd'" style:font-pitch-complex="variable" style:font-size-complex="10pt"/>
    </style:style>
    <style:style style:name="HSRT_5f_Datum" style:display-name="HSRT_Datum" style:family="paragraph">
      <style:paragraph-properties fo:orphans="2" fo:widows="2"/>
      <style:text-properties style:use-window-font-color="true" style:font-name="Franklin Gothic Medium" fo:font-family="'Franklin Gothic Medium'" style:font-pitch="variable" fo:font-size="7pt" fo:language="de" fo:country="DE" style:font-name-asian="Cambria" style:font-family-asian="Cambria" style:font-pitch-asian="variable" style:font-size-asian="7pt" style:font-name-complex="Franklin Gothic Medium" style:font-family-complex="'Franklin Gothic Medium'" style:font-pitch-complex="variable" style:font-size-complex="12pt" style:language-complex="ar" style:country-complex="SA"/>
    </style:style>
    <style:style style:name="HSRT_5f_Fließtext_5f_unterstrichen" style:display-name="HSRT_Fließtext_unterstrichen" style:family="paragraph" style:parent-style-name="HSRT_5f_Fließtext">
      <style:text-properties style:text-underline-style="solid" style:text-underline-width="auto" style:text-underline-color="font-color"/>
    </style:style>
    <style:style style:name="HSRT_5f_Fußzeile" style:display-name="HSRT_Fußzeile" style:family="paragraph">
      <style:paragraph-properties fo:line-height="0.1665in" fo:orphans="2" fo:widows="2"/>
      <style:text-properties fo:color="#000000" style:font-name="Franklin Gothic Book" fo:font-family="'Franklin Gothic Book'" style:font-pitch="variable" fo:font-size="8.5pt" fo:language="de" fo:country="DE" style:font-name-asian="Cambria" style:font-family-asian="Cambria" style:font-pitch-asian="variable" style:font-size-asian="8.5pt" style:font-name-complex="Franklin Gothic Book" style:font-family-complex="'Franklin Gothic Book'" style:font-pitch-complex="variable" style:font-size-complex="12pt" style:language-complex="ar" style:country-complex="SA"/>
    </style:style>
    <style:style style:name="HSRT_5f_Seitenzahl" style:display-name="HSRT_Seitenzahl" style:family="paragraph">
      <style:paragraph-properties fo:line-height="0.1665in" fo:text-align="end" style:justify-single-word="false" fo:orphans="2" fo:widows="2"/>
      <style:text-properties style:use-window-font-color="true" style:font-name="Franklin Gothic Book" fo:font-family="'Franklin Gothic Book'" style:font-pitch="variable" fo:font-size="8.5pt" fo:language="de" fo:country="DE" style:font-name-asian="Cambria" style:font-family-asian="Cambria" style:font-pitch-asian="variable" style:font-size-asian="8.5pt" style:font-name-complex="Franklin Gothic Book" style:font-family-complex="'Franklin Gothic Book'" style:font-pitch-complex="variable" style:font-size-complex="12pt" style:language-complex="ar" style:country-complex="SA"/>
    </style:style>
    <style:style style:name="HSRT_5f_Bezeichnung" style:display-name="HSRT_Bezeichnung" style:family="paragraph">
      <style:paragraph-properties fo:orphans="2" fo:widows="2"/>
      <style:text-properties style:use-window-font-color="true" style:font-name="Franklin Gothic Medium" fo:font-family="'Franklin Gothic Medium'" style:font-pitch="variable" fo:font-size="18pt" fo:letter-spacing="0.0071in" fo:language="de" fo:country="DE" style:font-name-asian="Cambria" style:font-family-asian="Cambria" style:font-pitch-asian="variable" style:font-size-asian="18pt" style:language-asian="de" style:country-asian="DE" style:font-name-complex="Franklin Gothic Medium" style:font-family-complex="'Franklin Gothic Medium'" style:font-pitch-complex="variable" style:font-size-complex="12pt" style:language-complex="ar" style:country-complex="SA"/>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bsatzstandardschriftart" style:family="text"/>
    <style:style style:name="Absatz-Standardschriftart" style:family="text"/>
    <style:style style:name="Kopfzeile_20_Zeichen" style:display-name="Kopfzeile Zeichen" style:family="text" style:parent-style-name="Absatzstandardschriftart">
      <style:text-properties fo:font-size="12pt" style:font-size-asian="12pt" style:font-size-complex="12pt"/>
    </style:style>
    <style:style style:name="Fußzeile_20_Zeichen" style:display-name="Fußzeile Zeichen" style:family="text" style:parent-style-name="Absatzstandardschriftar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language-asian="de" style:country-asian="DE"/>
    </style:style>
    <style:style style:name="MP2" style:family="paragraph" style:parent-style-name="HSRT_5f_Fließtext">
      <style:text-properties fo:language="de" fo:country="DE" style:language-asian="de" style:country-asian="DE"/>
    </style:style>
    <style:style style:name="MP3" style:family="paragraph">
      <style:paragraph-properties fo:line-height="0.0945in"/>
    </style:style>
    <style:style style:name="MP4" style:family="paragraph">
      <style:paragraph-properties fo:line-height="0.0945in" style:writing-mode="lr-tb"/>
    </style:style>
    <style:style style:name="MP5" style:family="paragraph">
      <style:paragraph-properties fo:text-align="center" style:writing-mode="lr-tb"/>
    </style:style>
    <style:style style:name="MT1" style:family="text">
      <style:text-properties fo:color="#000000" style:font-name="Franklin Gothic Book" fo:font-size="8.5pt" fo:language="de" fo:country="DE" style:font-name-asian="Cambria" style:font-size-asian="8.5pt" style:font-name-complex="Franklin Gothic Book" style:font-size-complex="12pt" style:language-complex="ar" style:country-complex="SA"/>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Mfr3" style:family="graphic" style:parent-style-name="Frame">
      <style:graphic-properties fo:margin-left="0.1256in" fo:margin-right="0.1256in" style:run-through="background"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draw:wrap-influence-on-position="once-concurrent" style:flow-with-text="false"/>
    </style:style>
    <style:style style:name="M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1972in" fo:margin-bottom="1.5752in" fo:margin-left="1.0236in" fo:margin-right="1.181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16in" style:dynamic-spacing="true"/>
      </style:header-style>
      <style:footer-style/>
    </style:page-layout>
  </office:automatic-styles>
  <office:master-styles>
    <style:master-page style:name="Standard" style:page-layout-name="Mpm1">
      <style:header>
        <text:p text:style-name="MP1"><draw:frame draw:style-name="Mfr1" draw:name="Bild45" text:anchor-type="char" svg:x="0.0008in" svg:y="10.5555in" svg:width="7.7in" svg:height="0.2571in" draw:z-index="4"><draw:image xlink:href="Pictures/10000000000009050000004CE51D2A2F.jpg" xlink:type="simple" xlink:show="embed" xlink:actuate="onLoad"/><draw:contour-polygon svg:width="7.6969in" svg:height="0.2331in" svg:viewBox="0 0 19550 592" draw:points="0,0 0,592 19550,592 19550,0" draw:recreate-on-edit="false"/></draw:frame><draw:frame draw:style-name="Mfr2" draw:name="Rahmen2" text:anchor-type="char" svg:x="5.9217in" svg:y="10.8in" svg:width="1.7717in" svg:height="0.1811in" draw:z-index="5"><draw:text-box><text:p text:style-name="HSRT_5f_Seitenzahl">Seite <text:page-number text:select-page="current">2</text:page-number> von <text:page-count style:num-format="1">2</text:page-count></text:p></draw:text-box></draw:frame></text:p>
      </style:header>
      <style:header-first>
        <text:p text:style-name="HSRT_5f_Fließtext"/>
        <text:p text:style-name="MP2"><draw:g text:anchor-type="char" draw:z-index="3" draw:style-name="Mgr1"><draw:frame draw:style-name="Mgr2" draw:text-style-name="MP4" svg:width="5.7831in" svg:height="0.5122in" svg:x="1.0228in" svg:y="10.8307in"><draw:text-box><text:p text:style-name="MP3"><text:span text:style-name="MT1">Vorname Nachname, Funktion, Bereich, </text:span></text:p><text:p text:style-name="MP3"><text:span text:style-name="MT1">Hochschule Reutlingen, Alteburgstraße <text:s/>150, 72762 Reutlingen, www.reutlingen-university.de, </text:span></text:p><text:p text:style-name="MP3"><text:span text:style-name="MT1">T. +49 (0)7121 271-Durchwahl, F. +49 (0)7121 271-Durchwahl, vorname.nachname@reutlingen-university.de </text:span></text:p></draw:text-box></draw:frame><draw:frame draw:style-name="Mgr3" draw:text-style-name="MP5" svg:width="7.7004in" svg:height="0.2571in" svg:x="0in" svg:y="10.5528in"><draw:image xlink:href="Pictures/10000000000009050000004CE51D2A2F.jpg" xlink:type="simple" xlink:show="embed" xlink:actuate="onLoad"><text:p/></draw:image></draw:frame></draw:g></text:p>
        <text:p text:style-name="MP2"><draw:frame draw:style-name="Mfr1" draw:name="Bild44" text:anchor-type="char" svg:x="1.0429in" svg:y="0.8146in" svg:width="1.3252in" svg:height="0.5543in" draw:z-index="2"><draw:image xlink:href="Pictures/10000201000001E1000000C80D5233F1.png" xlink:type="simple" xlink:show="embed" xlink:actuate="onLoad"/><draw:contour-polygon svg:width="1.6724in" svg:height="0.6717in" svg:viewBox="0 0 4248 1706" draw:points="-6,0 -6,1606 59,1706 1785,1706 4242,1673 4242,1472 3810,1071 3943,1037 4242,702 4242,33 1752,0" draw:recreate-on-edit="false"/></draw:frame></text:p>
        <text:p text:style-name="HSRT_5f_Fließtext"/>
        <text:p text:style-name="HSRT_5f_Fließtext"/>
        <text:p text:style-name="HSRT_5f_Fließtext"/>
        <text:p text:style-name="HSRT_5f_Fließtext"/>
        <text:p text:style-name="MP2"><draw:frame draw:style-name="Mfr1" draw:name="Bild 43" text:anchor-type="char" svg:x="5.4209in" svg:y="0.8193in" svg:width="2.2563in" svg:height="0.552in" draw:z-index="1"><draw:image xlink:href="Pictures/1000020100000338000000C833978F1A.png" xlink:type="simple" xlink:show="embed" xlink:actuate="onLoad"/><draw:contour-polygon svg:width="2.8772in" svg:height="0.6657in" svg:viewBox="0 0 7308 1691" draw:points="1006,0 115,0 -62,266 -62,1513 739,1691 1006,1691 1452,1691 1541,1691 1541,1424 7246,1157 7246,88 1452,0" draw:recreate-on-edit="false"/></draw:frame><draw:frame draw:style-name="Mfr3" draw:name="Rahmen1" text:anchor-type="char" svg:x="5.9311in" svg:y="10.8311in" svg:width="1.7717in" svg:height="0.1811in" draw:z-index="0"><draw:text-box><text:p text:style-name="HSRT_5f_Seitenzahl">Seite <text:page-number text:select-page="current">1</text:page-number> von <text:page-count style:num-format="1">2</text:page-count></text:p></draw:text-box></draw:fram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6:57:41.843961734</meta:creation-date>
    <dc:date>2015-11-17T09:46:50.762668249</dc:date>
    <meta:print-date>2009-05-28T14:38:00</meta:print-date>
    <meta:editing-cycles>5</meta:editing-cycles>
    <meta:editing-duration>P2171DT9H38M6S</meta:editing-duration>
    <meta:generator>LibreOffice/4.2.8.2$Linux_X86_64 LibreOffice_project/420m0$Build-2</meta:generator>
    <meta:document-statistic meta:table-count="0" meta:image-count="3" meta:object-count="0" meta:page-count="2" meta:paragraph-count="18" meta:word-count="308" meta:character-count="2492" meta:non-whitespace-character-count="2192"/>
  </office:meta>
</office:document-meta>
</file>